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800000417344754601AEFB07B.jpg" manifest:media-type="image/jpeg"/>
  <manifest:file-entry manifest:full-path="Pictures/10000201000001C2000001C231879DBE34F88730.png" manifest:media-type="image/png"/>
  <manifest:file-entry manifest:full-path="Pictures/10000000000003E8000002EE7E7C9BB54FAC8E30.jpg" manifest:media-type="image/jpeg"/>
  <manifest:file-entry manifest:full-path="Pictures/10000000000004B0000006406BDCEEC8304732C0.jpg" manifest:media-type="image/jpeg"/>
  <manifest:file-entry manifest:full-path="Pictures/1000000000000640000004B0D3A61AF0D6A5D7DC.jpg" manifest:media-type="image/jpeg"/>
  <manifest:file-entry manifest:full-path="Pictures/1000000000000226000003D2D91CEA592F78384C.jpg" manifest:media-type="image/jpeg"/>
  <manifest:file-entry manifest:full-path="Pictures/1000000000000780000005A08309C461F031B26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ree Serif" svg:font-family="'Bree Serif'" style:font-pitch="variable"/>
    <style:font-face style:name="Courgette" svg:font-family="Courgette" style:font-pitch="variable"/>
    <style:font-face style:name="Kanit" svg:font-family="Kanit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tr" svg:font-family="Mitr" style:font-pitch="variable"/>
    <style:font-face style:name="Mitr ExtraLight" svg:font-family="'Mitr ExtraLight'" style:font-pitch="variable"/>
    <style:font-face style:name="Mitr Medium" svg:font-family="'Mitr Medium'" style:font-pitch="variable"/>
    <style:font-face style:name="Mitr SemiBold" svg:font-family="'Mitr SemiBold'" style:font-pitch="variable"/>
    <style:font-face style:name="Roboto" svg:font-family="Roboto" style:font-pitch="variable"/>
    <style:font-face style:name="Tahoma1" svg:font-family="Tahoma" style:font-pitch="variable"/>
    <style:font-face style:name="Timmana" svg:font-family="Timm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ato Black" svg:font-family="'Lato Black'" style:font-family-generic="swiss" style:font-pitch="variable"/>
    <style:font-face style:name="Liberation Sans1" svg:font-family="'Liberation Sans'" style:font-family-generic="swiss" style:font-pitch="variable"/>
    <style:font-face style:name="Play" svg:font-family="Play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041cm" fo:min-width="29.5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041cm" fo:min-width="19.3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weight="normal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size="40pt" fo:font-weight="normal"/>
    </style:style>
    <style:style style:name="P5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size="40pt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.001cm" svg:y="1.003cm">
          <draw:image xlink:href="Pictures/10000000000005E800000417344754601AEFB07B.jpg" xlink:type="simple" xlink:show="embed" xlink:actuate="onLoad">
            <text:p/>
          </draw:image>
        </draw:frame>
        <draw:frame draw:style-name="gr1" draw:text-style-name="P1" draw:layer="layout" svg:width="5cm" svg:height="5cm" svg:x="35.145cm" svg:y="2cm">
          <draw:image xlink:href="Pictures/10000201000001C2000001C231879DBE34F88730.png" xlink:type="simple" xlink:show="embed" xlink:actuate="onLoad">
            <text:p/>
          </draw:image>
        </draw:frame>
        <draw:custom-shape draw:style-name="gr2" draw:text-style-name="P3" draw:layer="layout" svg:width="30cm" svg:height="4.3cm" svg:x="2.9cm" svg:y="3.8cm">
          <text:p text:style-name="P2"><text:span text:style-name="T1">Manutenção Eletro-Eletrônica </text:span></text:p>
          <text:p text:style-name="P2"><text:span text:style-name="T1">Equipamentos Indústriai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3" draw:layer="layout" svg:width="19.8cm" svg:height="4.3cm" svg:x="17.5cm" svg:y="22.5cm">
          <text:p text:style-name="P4"><text:span text:style-name="T2">Painéis de Comando</text:span></text:p>
          <text:p text:style-name="P4"><text:span text:style-name="T2">Projeto – Reforma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5" draw:layer="layout" svg:width="9cm" svg:height="12cm" svg:x="21.4cm" svg:y="9.302cm">
          <draw:image xlink:href="Pictures/10000000000004B0000006406BDCEEC8304732C0.jpg" xlink:type="simple" xlink:show="embed" xlink:actuate="onLoad">
            <text:p/>
          </draw:image>
        </draw:frame>
        <draw:frame draw:style-name="gr4" draw:text-style-name="P5" draw:layer="layout" svg:width="8cm" svg:height="6cm" svg:x="3.75cm" svg:y="10cm">
          <draw:image xlink:href="Pictures/1000000000000640000004B0D3A61AF0D6A5D7DC.jpg" xlink:type="simple" xlink:show="embed" xlink:actuate="onLoad">
            <text:p/>
          </draw:image>
        </draw:frame>
        <draw:frame draw:style-name="gr4" draw:text-style-name="P5" draw:layer="layout" svg:width="8cm" svg:height="6cm" svg:x="12.5cm" svg:y="10cm">
          <draw:image xlink:href="Pictures/10000000000003E8000002EE7E7C9BB54FAC8E30.jpg" xlink:type="simple" xlink:show="embed" xlink:actuate="onLoad">
            <text:p/>
          </draw:image>
        </draw:frame>
        <draw:frame draw:style-name="gr4" draw:text-style-name="P5" draw:layer="layout" svg:width="6.75cm" svg:height="12cm" svg:x="31.3cm" svg:y="9.3cm">
          <draw:image xlink:href="Pictures/1000000000000226000003D2D91CEA592F78384C.jpg" xlink:type="simple" xlink:show="embed" xlink:actuate="onLoad">
            <text:p/>
          </draw:image>
        </draw:frame>
        <draw:frame draw:style-name="gr4" draw:text-style-name="P5" draw:layer="layout" svg:width="11cm" svg:height="8.14cm" svg:x="4.6cm" svg:y="17.551cm">
          <draw:image xlink:href="Pictures/1000000000000780000005A08309C461F031B26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Bree Serif" svg:font-family="'Bree Serif'" style:font-pitch="variable"/>
    <style:font-face style:name="Courgette" svg:font-family="Courgette" style:font-pitch="variable"/>
    <style:font-face style:name="Kanit" svg:font-family="Kanit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tr" svg:font-family="Mitr" style:font-pitch="variable"/>
    <style:font-face style:name="Mitr ExtraLight" svg:font-family="'Mitr ExtraLight'" style:font-pitch="variable"/>
    <style:font-face style:name="Mitr Medium" svg:font-family="'Mitr Medium'" style:font-pitch="variable"/>
    <style:font-face style:name="Mitr SemiBold" svg:font-family="'Mitr SemiBold'" style:font-pitch="variable"/>
    <style:font-face style:name="Roboto" svg:font-family="Roboto" style:font-pitch="variable"/>
    <style:font-face style:name="Tahoma1" svg:font-family="Tahoma" style:font-pitch="variable"/>
    <style:font-face style:name="Timmana" svg:font-family="Timm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ato Black" svg:font-family="'Lato Black'" style:font-family-generic="swiss" style:font-pitch="variable"/>
    <style:font-face style:name="Liberation Sans1" svg:font-family="'Liberation Sans'" style:font-family-generic="swiss" style:font-pitch="variable"/>
    <style:font-face style:name="Play" svg:font-family="Play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16:41:13.838000000</dc:date>
    <meta:editing-duration>PT3H31M43S</meta:editing-duration>
    <meta:editing-cycles>29</meta:editing-cycles>
    <meta:generator>LibreOffice/5.2.6.2$Windows_x86 LibreOffice_project/a3100ed2409ebf1c212f5048fbe377c281438fdc</meta:generator>
    <meta:document-statistic meta:object-count="9"/>
  </office:meta>
</office:document-meta>
</file>